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5e8b" officeooo:paragraph-rsid="00095e8b"/>
    </style:style>
    <style:style style:name="P2" style:family="paragraph" style:parent-style-name="Standard">
      <style:text-properties officeooo:rsid="00095e8b" officeooo:paragraph-rsid="000c4db6"/>
    </style:style>
    <style:style style:name="P3" style:family="paragraph" style:parent-style-name="Standard">
      <style:text-properties officeooo:rsid="000c4db6" officeooo:paragraph-rsid="000c4db6"/>
    </style:style>
    <style:style style:name="P4" style:family="paragraph" style:parent-style-name="Standard">
      <style:text-properties fo:font-style="italic" officeooo:rsid="000c4db6" officeooo:paragraph-rsid="000c4db6" style:font-style-asian="italic" style:font-style-complex="italic"/>
    </style:style>
    <style:style style:name="P5" style:family="paragraph" style:parent-style-name="Standard">
      <style:text-properties fo:font-style="normal" officeooo:rsid="000c4db6" officeooo:paragraph-rsid="000c4db6" style:font-style-asian="normal" style:font-style-complex="normal"/>
    </style:style>
    <style:style style:name="P6" style:family="paragraph" style:parent-style-name="Standard">
      <style:text-properties fo:font-style="normal" officeooo:rsid="000c4db6" officeooo:paragraph-rsid="000ca5cb" style:font-style-asian="normal" style:font-style-complex="normal"/>
    </style:style>
    <style:style style:name="P7" style:family="paragraph" style:parent-style-name="Standard">
      <style:text-properties fo:font-style="italic" officeooo:rsid="000ca5cb" officeooo:paragraph-rsid="000ca5cb" style:font-style-asian="italic" style:font-style-complex="italic"/>
    </style:style>
    <style:style style:name="P8" style:family="paragraph" style:parent-style-name="Standard">
      <style:text-properties fo:font-style="normal" officeooo:rsid="000ca5cb" officeooo:paragraph-rsid="000ca5cb" style:font-style-asian="normal" style:font-style-complex="normal"/>
    </style:style>
    <style:style style:name="P9" style:family="paragraph" style:parent-style-name="Standard">
      <style:text-properties fo:font-style="italic" officeooo:rsid="000ca5cb" officeooo:paragraph-rsid="000df837" style:font-style-asian="italic" style:font-style-complex="italic"/>
    </style:style>
    <style:style style:name="P10" style:family="paragraph" style:parent-style-name="Standard">
      <style:text-properties fo:font-style="normal" officeooo:rsid="000df837" officeooo:paragraph-rsid="000df837" style:font-style-asian="normal" style:font-style-complex="normal"/>
    </style:style>
    <style:style style:name="P11" style:family="paragraph" style:parent-style-name="Standard">
      <style:text-properties fo:font-style="normal" officeooo:rsid="000ca5cb" officeooo:paragraph-rsid="000df837" style:font-style-asian="normal" style:font-style-complex="normal"/>
    </style:style>
    <style:style style:name="P12" style:family="paragraph" style:parent-style-name="Standard">
      <style:text-properties fo:font-style="normal" officeooo:rsid="000c4db6" officeooo:paragraph-rsid="001165a5" style:font-style-asian="normal" style:font-style-complex="normal"/>
    </style:style>
    <style:style style:name="P13" style:family="paragraph" style:parent-style-name="Standard">
      <style:text-properties officeooo:paragraph-rsid="0011c28c"/>
    </style:style>
    <style:style style:name="P14" style:family="paragraph" style:parent-style-name="Standard">
      <style:text-properties officeooo:paragraph-rsid="001165a5"/>
    </style:style>
    <style:style style:name="P15" style:family="paragraph" style:parent-style-name="Standard">
      <style:text-properties officeooo:rsid="001165a5" officeooo:paragraph-rsid="001165a5"/>
    </style:style>
    <style:style style:name="P16" style:family="paragraph" style:parent-style-name="Standard">
      <style:paragraph-properties fo:margin-left="0cm" fo:margin-right="0cm" style:line-height-at-least="0.503cm" fo:text-indent="0cm" style:auto-text-indent="false"/>
    </style:style>
    <style:style style:name="P17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18" style:family="paragraph" style:parent-style-name="Standard">
      <style:paragraph-properties fo:margin-left="0cm" fo:margin-right="0cm" style:line-height-at-least="0.503cm" fo:text-indent="0cm" style:auto-text-indent="false"/>
      <style:text-properties fo:color="#d4d4d4" loext:opacity="100%" fo:background-color="#1f1f1f"/>
    </style:style>
    <style:style style:name="P19" style:family="paragraph" style:parent-style-name="Standard">
      <style:paragraph-properties fo:margin-left="0cm" fo:margin-right="0cm" style:line-height-at-least="0.503cm" fo:text-indent="0cm" style:auto-text-indent="false"/>
      <style:text-properties fo:color="#d4d4d4" loext:opacity="100%" style:font-name="Consolas" fo:font-size="10.5pt" fo:font-weight="normal" fo:background-color="#1f1f1f"/>
    </style:style>
    <style:style style:name="P20" style:family="paragraph" style:parent-style-name="Standard">
      <style:text-properties officeooo:rsid="0011c28c" officeooo:paragraph-rsid="0011c28c"/>
    </style:style>
    <style:style style:name="T1" style:family="text">
      <style:text-properties officeooo:rsid="000c4db6"/>
    </style:style>
    <style:style style:name="T2" style:family="text">
      <style:text-properties fo:font-style="italic" officeooo:rsid="000c4db6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ca5cb" style:font-style-asian="italic" style:font-style-complex="italic"/>
    </style:style>
    <style:style style:name="T5" style:family="text">
      <style:text-properties officeooo:rsid="000df837"/>
    </style:style>
    <style:style style:name="T6" style:family="text">
      <style:text-properties fo:font-style="italic" officeooo:rsid="000df837" style:font-style-asian="italic" style:font-style-complex="italic"/>
    </style:style>
    <style:style style:name="T7" style:family="text">
      <style:text-properties officeooo:rsid="001165a5"/>
    </style:style>
    <style:style style:name="T8" style:family="text">
      <style:text-properties fo:font-style="normal" officeooo:rsid="001165a5" style:font-style-asian="normal" style:font-style-complex="normal"/>
    </style:style>
    <style:style style:name="T9" style:family="text">
      <style:text-properties fo:font-style="italic" officeooo:rsid="001165a5" style:font-style-asian="italic" style:font-style-complex="italic"/>
    </style:style>
    <style:style style:name="T10" style:family="text">
      <style:text-properties officeooo:rsid="0011c28c"/>
    </style:style>
    <style:style style:name="T11" style:family="text">
      <style:text-properties fo:color="#4fc1ff" loext:opacity="100%" style:font-name="Consolas" fo:font-size="10.5pt" fo:font-weight="normal" officeooo:rsid="0011c28c" fo:background-color="#1f1f1f" loext:char-shading-value="0"/>
    </style:style>
    <style:style style:name="T12" style:family="text">
      <style:text-properties fo:color="#dcdcaa" loext:opacity="100%" style:font-name="Consolas" fo:font-size="10.5pt" fo:font-weight="normal" officeooo:rsid="0011c28c" fo:background-color="#1f1f1f" loext:char-shading-value="0"/>
    </style:style>
    <style:style style:name="T13" style:family="text">
      <style:text-properties fo:color="#569cd6" loext:opacity="100%" style:font-name="Consolas" fo:font-size="10.5pt" fo:font-weight="normal" fo:background-color="#1f1f1f" loext:char-shading-value="0"/>
    </style:style>
    <style:style style:name="T14" style:family="text">
      <style:text-properties fo:color="#cccccc" loext:opacity="100%" style:font-name="Consolas" fo:font-size="10.5pt" fo:font-weight="normal" fo:background-color="#1f1f1f" loext:char-shading-value="0"/>
    </style:style>
    <style:style style:name="T15" style:family="text">
      <style:text-properties fo:color="#4fc1ff" loext:opacity="100%" style:font-name="Consolas" fo:font-size="10.5pt" fo:font-weight="normal" fo:background-color="#1f1f1f" loext:char-shading-value="0"/>
    </style:style>
    <style:style style:name="T16" style:family="text">
      <style:text-properties fo:color="#dcdcaa" loext:opacity="100%" style:font-name="Consolas" fo:font-size="10.5pt" fo:font-weight="normal" fo:background-color="#1f1f1f" loext:char-shading-value="0"/>
    </style:style>
    <style:style style:name="T17" style:family="text">
      <style:text-properties fo:color="#d4d4d4" loext:opacity="100%" style:font-name="Consolas" fo:font-size="10.5pt" fo:font-weight="normal" fo:background-color="#1f1f1f" loext:char-shading-value="0"/>
    </style:style>
    <style:style style:name="T18" style:family="text">
      <style:text-properties fo:color="#c586c0" loext:opacity="100%" style:font-name="Consolas" fo:font-size="10.5pt" fo:font-weight="normal"/>
    </style:style>
    <style:style style:name="T19" style:family="text">
      <style:text-properties style:font-name="Consolas" fo:font-size="10.5pt" fo:font-weight="normal"/>
    </style:style>
    <style:style style:name="T20" style:family="text">
      <style:text-properties fo:color="#569cd6" loext:opacity="100%" style:font-name="Consolas" fo:font-size="10.5pt" fo:font-weight="normal"/>
    </style:style>
    <style:style style:name="T21" style:family="text">
      <style:text-properties fo:color="#4fc1ff" loext:opacity="100%" style:font-name="Consolas" fo:font-size="10.5pt" fo:font-weight="normal"/>
    </style:style>
    <style:style style:name="T22" style:family="text">
      <style:text-properties fo:color="#d4d4d4" loext:opacity="100%" style:font-name="Consolas" fo:font-size="10.5pt" fo:font-weight="normal"/>
    </style:style>
    <style:style style:name="T23" style:family="text">
      <style:text-properties fo:color="#d4d4d4" loext:opacity="100%"/>
    </style:style>
    <style:style style:name="T24" style:family="text">
      <style:text-properties fo:color="#808080" loext:opacity="100%" style:font-name="Consolas" fo:font-size="10.5pt" fo:font-weight="normal"/>
    </style:style>
    <style:style style:name="T25" style:family="text">
      <style:text-properties fo:color="#4ec9b0" loext:opacity="100%" style:font-name="Consolas" fo:font-size="10.5pt" fo:font-weight="normal"/>
    </style:style>
    <style:style style:name="T26" style:family="text">
      <style:text-properties fo:color="#9cdcfe" loext:opacity="100%" style:font-name="Consolas" fo:font-size="10.5pt" fo:font-weight="normal"/>
    </style:style>
    <style:style style:name="T27" style:family="text">
      <style:text-properties fo:color="#dcdcaa" loext:opacity="100%" style:font-name="Consolas" fo:font-size="10.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O 5</text:p>
      <text:p text:style-name="P1"/>
      <text:p text:style-name="P1">Usaremos o REDUX com a sua ferrramenta TOOLKIT e com a tecnologia TYPESCRIPT.</text:p>
      <text:p text:style-name="P1"/>
      <text:p text:style-name="P2">O primeiro passo é instalar o pacote NPM ( Node Package Manager ). <text:span text:style-name="T1">Comando:</text:span></text:p>
      <text:p text:style-name="P2"><text:span text:style-name="T2">npm i</text:span><text:span text:style-name="T1"> ou </text:span><text:span text:style-name="T2">npm install </text:span></text:p>
      <text:p text:style-name="P1"/>
      <text:p text:style-name="P3">Usaremos a tecnologia STYLED COMPONENTS para isso usaremos o comando:</text:p>
      <text:p text:style-name="P4">npm i --save styled-components</text:p>
      <text:p text:style-name="P4"/>
      <text:p text:style-name="P5">Usaremos também o pacote de tipo do STYLED COMPONENTS para que o TYPE SCRIPT entenda o código do STYLED COMPONENTS. Comando:</text:p>
      <text:p text:style-name="P6"><text:span text:style-name="T3">npm i --save-dev </text:span><text:span text:style-name="T4">@types/styled-components</text:span></text:p>
      <text:p text:style-name="P7"/>
      <text:p text:style-name="P8"><text:span text:style-name="T5">I</text:span>nstalaremos o REDUX junto com a sua ferramenta TOOLKIT usando o comando:</text:p>
      <text:p text:style-name="P9">npm i --save react-redux @reduxjs/toolkit </text:p>
      <text:p text:style-name="P9"/>
      <text:p text:style-name="P10">Por fim iniciaremos a nossa aplicação com o comando:</text:p>
      <text:p text:style-name="P11"><text:span text:style-name="T6">npm start</text:span> </text:p>
      <text:p text:style-name="P6"><text:s/></text:p>
      <text:p text:style-name="P6"/>
      <text:p text:style-name="P6"/>
      <text:p text:style-name="P12">-- <text:s/><text:span text:style-name="T7">--------------------------------- -- REACT </text:span>-- <text:s/><text:span text:style-name="T7">--------------------------------- -- </text:span></text:p>
      <text:p text:style-name="P12"/>
      <text:p text:style-name="P13"><text:span text:style-name="T8">O </text:span><text:span text:style-name="T9">USE STATE </text:span><text:span text:style-name="T8">é uma ferramenta crucial do REACT, nela é configurada a condição de um componente. </text:span>O uso de USESTATE é feito com 2 parâmetros o 'valor' e a 'função que configura este valor. <text:span text:style-name="T10">Neste exemplo </text:span><text:span text:style-name="T11">estaEditando</text:span><text:span text:style-name="T10"> é o valor e </text:span><text:span text:style-name="T12">setEstaEditando</text:span><text:span text:style-name="T10"> á função que muda o este valor.</text:span></text:p>
      <text:p text:style-name="P14"><text:s/></text:p>
      <text:p text:style-name="P15">EX:</text:p>
      <text:p text:style-name="P16"><text:span text:style-name="T13">const</text:span><text:span text:style-name="T14"> [</text:span><text:span text:style-name="T15">estaEditando</text:span><text:span text:style-name="T14">, </text:span><text:span text:style-name="T16">setEstaEditando</text:span><text:span text:style-name="T14">] </text:span><text:span text:style-name="T17">=</text:span><text:span text:style-name="T14"> </text:span><text:span text:style-name="T16">useState</text:span><text:span text:style-name="T14">(</text:span><text:span text:style-name="T13">false</text:span><text:span text:style-name="T14">)</text:span></text:p>
      <text:p text:style-name="P17">  <text:span text:style-name="T18">return</text:span><text:span text:style-name="T19"> (</text:span></text:p>
      <text:p text:style-name="P17">        <text:span text:style-name="T20">{</text:span><text:span text:style-name="T21">estaEditando</text:span><text:span text:style-name="T22"> ? (</text:span></text:p>
      <text:p text:style-name="P17"><text:span text:style-name="T23">          </text:span><text:span text:style-name="T24">&lt;&gt;</text:span></text:p>
      <text:p text:style-name="P17"><text:span text:style-name="T23">            </text:span><text:span text:style-name="T24">&lt;</text:span><text:span text:style-name="T25">S.Botao</text:span><text:span text:style-name="T24">&gt;</text:span><text:span text:style-name="T22">Salvar</text:span><text:span text:style-name="T24">&lt;/</text:span><text:span text:style-name="T25">S.Botao</text:span><text:span text:style-name="T24">&gt;</text:span></text:p>
      <text:p text:style-name="P17"><text:span text:style-name="T23">            </text:span><text:span text:style-name="T24">&lt;</text:span><text:span text:style-name="T25">S.Botao</text:span><text:span text:style-name="T22"> </text:span><text:span text:style-name="T26">onClick</text:span><text:span text:style-name="T22">=</text:span><text:span text:style-name="T20">{</text:span><text:span text:style-name="T22">() </text:span><text:span text:style-name="T20">=&gt;</text:span><text:span text:style-name="T22"> </text:span><text:span text:style-name="T27">setEstaEditando</text:span><text:span text:style-name="T22">(</text:span><text:span text:style-name="T20">false</text:span><text:span text:style-name="T22">)</text:span><text:span text:style-name="T20">}</text:span><text:span text:style-name="T24">&gt;</text:span><text:span text:style-name="T22">Cancelar</text:span><text:span text:style-name="T24">&lt;/</text:span><text:span text:style-name="T25">S.Botao</text:span><text:span text:style-name="T24">&gt;</text:span></text:p>
      <text:p text:style-name="P17"><text:span text:style-name="T23">          </text:span><text:span text:style-name="T24">&lt;/&gt;</text:span></text:p>
      <text:p text:style-name="P18">        <text:span text:style-name="T19">) : (</text:span></text:p>
      <text:p text:style-name="P17"><text:span text:style-name="T23">          </text:span><text:span text:style-name="T24">&lt;&gt;</text:span></text:p>
      <text:p text:style-name="P17"><text:span text:style-name="T23">            </text:span><text:span text:style-name="T24">&lt;</text:span><text:span text:style-name="T25">S.Botao</text:span><text:span text:style-name="T22"> </text:span><text:span text:style-name="T26">onClick</text:span><text:span text:style-name="T22">=</text:span><text:span text:style-name="T20">{</text:span><text:span text:style-name="T22">() </text:span><text:span text:style-name="T20">=&gt;</text:span><text:span text:style-name="T22"> </text:span><text:span text:style-name="T27">setEstaEditando</text:span><text:span text:style-name="T22">(</text:span><text:span text:style-name="T20">true</text:span><text:span text:style-name="T22">)</text:span><text:span text:style-name="T20">}</text:span><text:span text:style-name="T24">&gt;</text:span><text:span text:style-name="T22">Editar</text:span><text:span text:style-name="T24">&lt;/</text:span><text:span text:style-name="T25">S.Botao</text:span><text:span text:style-name="T24">&gt;</text:span></text:p>
      <text:p text:style-name="P17"><text:span text:style-name="T23">            </text:span><text:span text:style-name="T24">&lt;</text:span><text:span text:style-name="T25">S.Botao</text:span><text:span text:style-name="T24">&gt;</text:span><text:span text:style-name="T22"> Remover</text:span><text:span text:style-name="T24">&lt;/</text:span><text:span text:style-name="T25">S.Botao</text:span><text:span text:style-name="T24">&gt;</text:span></text:p>
      <text:p text:style-name="P17"><text:span text:style-name="T23">          </text:span><text:span text:style-name="T24">&lt;/&gt;</text:span></text:p>
      <text:p text:style-name="P17"><text:span text:style-name="T23">        </text:span><text:span text:style-name="T22">)</text:span></text:p>
      <text:p text:style-name="P19"/>
      <text:p text:style-name="P19"/>
      <text:p text:style-name="P1"/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0T20:44:52.495732400</meta:creation-date>
    <dc:date>2025-08-29T18:34:24.926955100</dc:date>
    <meta:editing-duration>PT8H2M38S</meta:editing-duration>
    <meta:editing-cycles>4</meta:editing-cycles>
    <meta:generator>LibreOffice/25.2.5.2$Windows_X86_64 LibreOffice_project/03d19516eb2e1dd5d4ccd751a0d6f35f35e08022</meta:generator>
    <meta:document-statistic meta:table-count="0" meta:image-count="0" meta:object-count="0" meta:page-count="1" meta:paragraph-count="30" meta:word-count="191" meta:character-count="1379" meta:non-whitespace-character-count="1097"/>
  </office:meta>
</office:document-meta>
</file>